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d13" officeooo:paragraph-rsid="00027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7:03:24.030982324</meta:creation-date>
    <dc:date>2024-11-23T17:03:45.44193322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7"/>
    <meta:generator>LibreOffice/7.3.7.2$Linux_X86_64 LibreOffice_project/30$Build-2</meta:generator>
  </office:meta>
</office:document-meta>
</file>